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kr3n6i1u2y4"/>Spacebattles: Senses</text:p>
      <text:p text:style-name="Standard"/>
      <text:p text:style-name="Standard">The different aliens in spacebattles have different senses for perceiving their surroundings and detecting prey or danger, among other things. </text:p>
      <text:p text:style-name="Standard"/>
      <text:p text:style-name="Standard"><text:span text:style-name="T1">Types</text:span></text:p>
      <text:p text:style-name="Standard">There are many different types of senses. Most of the senses listed here are simplified for game purposes. </text:p>
      <text:list xml:id="list1027201903" text:style-name="WWNum3">
        <text:list-item>
          <text:p text:style-name="P1"><text:span text:style-name="T1">Hearing</text:span>. This sense lets you detect vibration around you, typically called sounds. </text:p>
        </text:list-item>
        <text:list-item>
          <text:p text:style-name="P1"><text:span text:style-name="T1">Electroreception</text:span>. Electroreception is the ability to locate electric fields.</text:p>
        </text:list-item>
        <text:list-item>
          <text:p text:style-name="P1"><text:span text:style-name="T1">Magnetoception</text:span>. This sense lets you detect a planet's magnetic field and help navigating over long distances, </text:p>
        </text:list-item>
        <text:list-item>
          <text:p text:style-name="P1"><text:span text:style-name="T1">Smell</text:span>. This sense lets you detect particles in the air. This sense is great for tracking since particles linger long after a creature has passed. </text:p>
        </text:list-item>
        <text:list-item>
          <text:p text:style-name="P1"><text:span text:style-name="T1">Taste</text:span>. Taste lets you detect a variety of chemicals. Humans typically only use this sense to know what food to eat.</text:p>
        </text:list-item>
        <text:list-item>
          <text:p text:style-name="P1"><text:span text:style-name="T1">Touch</text:span>. This sense lets you detect anything that touches it. It includes pressure, pain, and temperature. </text:p>
        </text:list-item>
        <text:list-item>
          <text:p text:style-name="P1"><text:span text:style-name="T1">Vision</text:span>. Vision lets you capture light to perceive your surroundings. Typically on only a 180° angle.</text:p>
        </text:list-item>
        <text:list-item>
          <text:p text:style-name="P1">[<text:span text:style-name="T1">Something] detection</text:span>. This group of senses allows you to detect the listed thing. For example, current detection allows you to detect currents around you, and their strength and direction.</text:p>
        </text:list-item>
      </text:list>
      <text:p text:style-name="Standard"/>
      <text:p text:style-name="Standard"><text:span text:style-name="T1">Traits</text:span></text:p>
      <text:p text:style-name="Standard">The different senses are grouped together under types. However two organisms with vision can have very different sight. Therefore, before each sense, there is written what traits the sense has. If there is a range after the sense, it only works up to the listed radius. If nothing is listed, assume the sense has the same range as the human counterpart.</text:p>
      <text:p text:style-name="Standard"/>
      <text:p text:style-name="Standard"><text:span text:style-name="T1">General traits</text:span></text:p>
      <text:p text:style-name="Standard">Each sense has one trait from each bullet point.</text:p>
      <text:list xml:id="list4288483090" text:style-name="WWNum1">
        <text:list-item>
          <text:p text:style-name="P2"><text:span text:style-name="T1">Avoidable/Unavoidable. </text:span>This tells you whether someone can avoid this sense when sneaking, if they haven’t taken any precautions previously. It may be possible to avoid an unavoidable sense if you have the necessary equipment.</text:p>
        </text:list-item>
      </text:list>
      <text:list xml:id="list3853655094" text:style-name="WWNum2">
        <text:list-item>
          <text:p text:style-name="P3"><text:span text:style-name="T1">Precise/Imprecise/Vague.</text:span> A precise sense is necessary to pinpoint the location of other creatures or objects. When you perceive something with an imprecise sense, it becomes hidden from you. A vague sense can only sense something when you are seeking and what you are seeking is within 1.5 meter away from you. If you detect something with a vague sense it becomes hidden instead of detected.</text:p>
        </text:list-item>
      </text:list>
      <text:p text:style-name="P4"/>
      <text:p text:style-name="Standard"><text:span text:style-name="T1">Specific traits</text:span></text:p>
      <text:p text:style-name="Standard">These traits define what you can detect with the sense, among other things.</text:p>
      <text:list xml:id="list64814537480070" text:continue-numbering="true" text:style-name="WWNum2">
        <text:list-item>
          <text:p text:style-name="P3"><text:soft-page-break/><text:span text:style-name="T1">Body</text:span>. The body tag tells you that the sensing organs cover your body, such as with humans' sense of being touched.</text:p>
        </text:list-item>
        <text:list-item>
          <text:p text:style-name="P3"><text:span text:style-name="T1">Color/Infrared/Ultralight</text:span>.These tags tell you what range of light you can detect and perceive.</text:p>
        </text:list-item>
        <text:list-item>
          <text:p text:style-name="P3"><text:span text:style-name="T1">Echolocation</text:span>. Only hearing can have this trait. An organism with echolocation sends out sounds, typically very high frequencies, and orients themselves based on interpretation of reflected sounds.</text:p>
        </text:list-item>
        <text:list-item>
          <text:p text:style-name="P3"><text:span text:style-name="T1">Low-light. </text:span>Vision is the only sense that can have this tag. This tag allows you to see through dim light, up to a specific range.</text:p>
        </text:list-item>
        <text:list-item>
          <text:p text:style-name="P3"><text:span text:style-name="T1">Night</text:span>. Vision is the only sense that can have this tag. This tag allows vision to see through the dark, up to a specific range.</text:p>
        </text:list-item>
        <text:list-item>
          <text:p text:style-name="P3"><text:span text:style-name="T1">Restricted</text:span>. A restricted sense can only sense something when the sensing organ is touched.</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514" meta:character-count="3094" meta:non-whitespace-character-count="2617"/>
    <meta:generator>LibreOfficeDev/6.0.5.2$Linux_X86_64 LibreOffice_project/</meta:generator>
  </office:meta>
</office:document-meta>
</file>